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14" table:default-cell-style-name="Default"/>
        <table:table-column table:style-name="co1" table:number-columns-repeated="3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_el</text:p>
          </table:table-cell>
          <table:table-cell office:value-type="string" calcext:value-type="string">
            <text:p>N_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char</text:p>
          </table:table-cell>
          <table:table-cell office:value-type="string" calcext:value-type="string">
            <text:p>E2G</text:p>
          </table:table-cell>
          <table:table-cell office:value-type="string" calcext:value-type="string">
            <text:p>E2bar</text:p>
          </table:table-cell>
          <table:table-cell office:value-type="string" calcext:value-type="string">
            <text:p>E2J</text:p>
          </table:table-cell>
          <table:table-cell office:value-type="string" calcext:value-type="string">
            <text:p>UvJEx</text:p>
          </table:table-cell>
          <table:table-cell office:value-type="string" calcext:value-type="string">
            <text:p>UvJh</text:p>
          </table:table-cell>
          <table:table-cell office:value-type="string" calcext:value-type="string">
            <text:p>log(hchar)</text:p>
          </table:table-cell>
          <table:table-cell office:value-type="string" calcext:value-type="string">
            <text:p>log(E2G)</text:p>
          </table:table-cell>
          <table:table-cell office:value-type="string" calcext:value-type="string">
            <text:p>log(E2)</text:p>
          </table:table-cell>
          <table:table-cell office:value-type="string" calcext:value-type="string">
            <text:p>log(E2J)</text:p>
          </table:table-cell>
          <table:table-cell table:style-name="Default" office:value-type="string" calcext:value-type="string">
            <text:p>ooa_E2G</text:p>
          </table:table-cell>
          <table:table-cell table:style-name="Default" office:value-type="string" calcext:value-type="string">
            <text:p>ooa_E2bar</text:p>
          </table:table-cell>
          <table:table-cell table:style-name="Default" office:value-type="string" calcext:value-type="string">
            <text:p>ooa_E2J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0208333333333" calcext:value-type="float">
            <text:p>0.0208333333</text:p>
          </table:table-cell>
          <table:table-cell office:value-type="float" office:value="0.078959351501" calcext:value-type="float">
            <text:p>0.0789593515</text:p>
          </table:table-cell>
          <table:table-cell office:value-type="float" office:value="0.0137209911226" calcext:value-type="float">
            <text:p>0.0137209911</text:p>
          </table:table-cell>
          <table:table-cell office:value-type="float" office:value="0.1725627389144" calcext:value-type="float">
            <text:p>0.1725627389</text:p>
          </table:table-cell>
          <table:table-cell office:value-type="float" office:value="12.2551179787172" calcext:value-type="float">
            <text:p>12.2551179787</text:p>
          </table:table-cell>
          <table:table-cell office:value-type="float" office:value="12.0825552398028" calcext:value-type="float">
            <text:p>12.0825552398</text:p>
          </table:table-cell>
          <table:table-cell table:formula="of:=LOG([.E2];10)" office:value-type="float" office:value="-1.68124123737628" calcext:value-type="float">
            <text:p>-1.6812412374</text:p>
          </table:table-cell>
          <table:table-cell table:formula="of:=LOG([.F2];10)" office:value-type="float" office:value="-1.10259642721651" calcext:value-type="float">
            <text:p>-1.1025964272</text:p>
          </table:table-cell>
          <table:table-cell table:formula="of:=LOG([.G2];10)" office:value-type="float" office:value="-1.8626145166519" calcext:value-type="float">
            <text:p>-1.8626145167</text:p>
          </table:table-cell>
          <table:table-cell table:formula="of:=LOG([.H2];10)" office:value-type="float" office:value="-0.763052974732294" calcext:value-type="float">
            <text:p>-0.7630529747</text:p>
          </table:table-cell>
          <table:table-cell table:number-columns-repeated="3"/>
          <table:table-cell table:style-name="ce2" office:value-type="string" calcext:value-type="string" table:number-columns-spanned="5" table:number-rows-spanned="34">
            <text:p>ICBN+upwind</text:p>
          </table:table-cell>
          <table:covered-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30737015213" calcext:value-type="float">
            <text:p>0.0307370152</text:p>
          </table:table-cell>
          <table:table-cell office:value-type="float" office:value="0.0052946529156" calcext:value-type="float">
            <text:p>0.0052946529</text:p>
          </table:table-cell>
          <table:table-cell office:value-type="float" office:value="0.0611952236066" calcext:value-type="float">
            <text:p>0.0611952236</text:p>
          </table:table-cell>
          <table:table-cell office:value-type="float" office:value="12.2603200761095" calcext:value-type="float">
            <text:p>12.2603200761</text:p>
          </table:table-cell>
          <table:table-cell office:value-type="float" office:value="12.1991248525029" calcext:value-type="float">
            <text:p>12.1991248525</text:p>
          </table:table-cell>
          <table:table-cell table:formula="of:=LOG([.E3];10)" office:value-type="float" office:value="-1.80617997398389" calcext:value-type="float">
            <text:p>-1.806179974</text:p>
          </table:table-cell>
          <table:table-cell table:formula="of:=LOG([.F3];10)" office:value-type="float" office:value="-1.51233830793128" calcext:value-type="float">
            <text:p>-1.5123383079</text:p>
          </table:table-cell>
          <table:table-cell table:formula="of:=LOG([.G3];10)" office:value-type="float" office:value="-2.27616250425909" calcext:value-type="float">
            <text:p>-2.2761625043</text:p>
          </table:table-cell>
          <table:table-cell table:formula="of:=LOG([.H3];10)" office:value-type="float" office:value="-1.21328247396961" calcext:value-type="float">
            <text:p>-1.213282474</text:p>
          </table:table-cell>
          <table:table-cell table:formula="of:=([.L3]-[.L2])/([.K3]-[.K2])" office:value-type="float" office:value="3.27954237284833" calcext:value-type="float">
            <text:p>3.28</text:p>
          </table:table-cell>
          <table:table-cell table:formula="of:=([.M3]-[.M2])/([.K3]-[.K2])" office:value-type="float" office:value="3.31000615850652" calcext:value-type="float">
            <text:p>3.31</text:p>
          </table:table-cell>
          <table:table-cell table:formula="of:=([.N3]-[.N2])/([.K3]-[.K2])" office:value-type="float" office:value="3.60360214503653" calcext:value-type="float">
            <text:p>3.60</text:p>
          </table:table-cell>
          <table:covered-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0.0104166666667" calcext:value-type="float">
            <text:p>0.0104166667</text:p>
          </table:table-cell>
          <table:table-cell office:value-type="float" office:value="0.0079034680327" calcext:value-type="float">
            <text:p>0.007903468</text:p>
          </table:table-cell>
          <table:table-cell office:value-type="float" office:value="0.0013010543599" calcext:value-type="float">
            <text:p>0.0013010544</text:p>
          </table:table-cell>
          <table:table-cell office:value-type="float" office:value="0.0125165031662" calcext:value-type="float">
            <text:p>0.0125165032</text:p>
          </table:table-cell>
          <table:table-cell office:value-type="float" office:value="12.262279917795" calcext:value-type="float">
            <text:p>12.2622799178</text:p>
          </table:table-cell>
          <table:table-cell office:value-type="float" office:value="12.2497634146288" calcext:value-type="float">
            <text:p>12.2497634146</text:p>
          </table:table-cell>
          <table:table-cell table:formula="of:=LOG([.E4];10)" office:value-type="float" office:value="-1.98227123303818" calcext:value-type="float">
            <text:p>-1.982271233</text:p>
          </table:table-cell>
          <table:table-cell table:formula="of:=LOG([.F4];10)" office:value-type="float" office:value="-2.10218229896672" calcext:value-type="float">
            <text:p>-2.102182299</text:p>
          </table:table-cell>
          <table:table-cell table:formula="of:=LOG([.G4];10)" office:value-type="float" office:value="-2.88570455761873" calcext:value-type="float">
            <text:p>-2.8857045576</text:p>
          </table:table-cell>
          <table:table-cell table:formula="of:=LOG([.H4];10)" office:value-type="float" office:value="-1.90251698644053" calcext:value-type="float">
            <text:p>-1.9025169864</text:p>
          </table:table-cell>
          <table:table-cell table:formula="of:=([.L4]-[.L3])/([.K4]-[.K3])" office:value-type="float" office:value="3.34964946132605" calcext:value-type="float">
            <text:p>3.35</text:p>
          </table:table-cell>
          <table:table-cell table:formula="of:=([.M4]-[.M3])/([.K4]-[.K3])" office:value-type="float" office:value="3.4615122671802" calcext:value-type="float">
            <text:p>3.46</text:p>
          </table:table-cell>
          <table:table-cell table:formula="of:=([.N4]-[.N3])/([.K4]-[.K3])" office:value-type="float" office:value="3.91407566833524" calcext:value-type="float">
            <text:p>3.91</text:p>
          </table:table-cell>
          <table:covered-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029704373374" calcext:value-type="float">
            <text:p>0.0029704373</text:p>
          </table:table-cell>
          <table:table-cell office:value-type="float" office:value="0.0004589552474" calcext:value-type="float">
            <text:p>0.0004589552</text:p>
          </table:table-cell>
          <table:table-cell office:value-type="float" office:value="0.0036874793326" calcext:value-type="float">
            <text:p>0.0036874793</text:p>
          </table:table-cell>
          <table:table-cell office:value-type="float" office:value="12.262612482368" calcext:value-type="float">
            <text:p>12.2626124824</text:p>
          </table:table-cell>
          <table:table-cell office:value-type="float" office:value="12.2589250030354" calcext:value-type="float">
            <text:p>12.258925003</text:p>
          </table:table-cell>
          <table:table-cell table:formula="of:=LOG([.E5];10)" office:value-type="float" office:value="-2.10720996964787" calcext:value-type="float">
            <text:p>-2.1072099696</text:p>
          </table:table-cell>
          <table:table-cell table:formula="of:=LOG([.F5];10)" office:value-type="float" office:value="-2.52717960481177" calcext:value-type="float">
            <text:p>-2.5271796048</text:p>
          </table:table-cell>
          <table:table-cell table:formula="of:=LOG([.G5];10)" office:value-type="float" office:value="-3.33822966033374" calcext:value-type="float">
            <text:p>-3.3382296603</text:p>
          </table:table-cell>
          <table:table-cell table:formula="of:=LOG([.H5];10)" office:value-type="float" office:value="-2.43327040511898" calcext:value-type="float">
            <text:p>-2.4332704051</text:p>
          </table:table-cell>
          <table:table-cell table:formula="of:=([.L5]-[.L4])/([.K5]-[.K4])" office:value-type="float" office:value="3.40164561750569" calcext:value-type="float">
            <text:p>3.40</text:p>
          </table:table-cell>
          <table:table-cell table:formula="of:=([.M5]-[.M4])/([.K5]-[.K4])" office:value-type="float" office:value="3.62197597794434" calcext:value-type="float">
            <text:p>3.62</text:p>
          </table:table-cell>
          <table:table-cell table:formula="of:=([.N5]-[.N4])/([.K5]-[.K4])" office:value-type="float" office:value="4.24810937809089" calcext:value-type="float">
            <text:p>4.25</text:p>
          </table:table-cell>
          <table:covered-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0052083333333" calcext:value-type="float">
            <text:p>0.0052083333</text:p>
          </table:table-cell>
          <table:table-cell office:value-type="float" office:value="0.0007505174326" calcext:value-type="float">
            <text:p>0.0007505174</text:p>
          </table:table-cell>
          <table:table-cell office:value-type="float" office:value="0.0000998900754" calcext:value-type="float">
            <text:p>9.98900754E-005</text:p>
          </table:table-cell>
          <table:table-cell office:value-type="float" office:value="0.0005856093821" calcext:value-type="float">
            <text:p>0.0005856094</text:p>
          </table:table-cell>
          <table:table-cell office:value-type="float" office:value="12.2627364348223" calcext:value-type="float">
            <text:p>12.2627364348</text:p>
          </table:table-cell>
          <table:table-cell office:value-type="float" office:value="12.2621508254402" calcext:value-type="float">
            <text:p>12.2621508254</text:p>
          </table:table-cell>
          <table:table-cell table:formula="of:=LOG([.E6];10)" office:value-type="float" office:value="-2.28330122870633" calcext:value-type="float">
            <text:p>-2.2833012287</text:p>
          </table:table-cell>
          <table:table-cell table:formula="of:=LOG([.F6];10)" office:value-type="float" office:value="-3.12463921575374" calcext:value-type="float">
            <text:p>-3.1246392158</text:p>
          </table:table-cell>
          <table:table-cell table:formula="of:=LOG([.G6];10)" office:value-type="float" office:value="-4.00047765905258" calcext:value-type="float">
            <text:p>-4.0004776591</text:p>
          </table:table-cell>
          <table:table-cell table:formula="of:=LOG([.H6];10)" office:value-type="float" office:value="-3.2323919740234" calcext:value-type="float">
            <text:p>-3.232391974</text:p>
          </table:table-cell>
          <table:table-cell table:formula="of:=([.L6]-[.L5])/([.K6]-[.K5])" office:value-type="float" office:value="3.392897603984" calcext:value-type="float">
            <text:p>3.39</text:p>
          </table:table-cell>
          <table:table-cell table:formula="of:=([.M6]-[.M5])/([.K6]-[.K5])" office:value-type="float" office:value="3.76082266808586" calcext:value-type="float">
            <text:p>3.76</text:p>
          </table:table-cell>
          <table:table-cell table:formula="of:=([.N6]-[.N5])/([.K6]-[.K5])" office:value-type="float" office:value="4.53811037059551" calcext:value-type="float">
            <text:p>4.54</text:p>
          </table:table-cell>
          <table:covered-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34375" calcext:value-type="float">
            <text:p>0.234375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0002883831962" calcext:value-type="float">
            <text:p>0.0002883832</text:p>
          </table:table-cell>
          <table:table-cell office:value-type="float" office:value="0.0000328853374" calcext:value-type="float">
            <text:p>3.28853374E-005</text:p>
          </table:table-cell>
          <table:table-cell office:value-type="float" office:value="0.0001491498453" calcext:value-type="float">
            <text:p>0.0001491498</text:p>
          </table:table-cell>
          <table:table-cell office:value-type="float" office:value="12.2627573355436" calcext:value-type="float">
            <text:p>12.2627573355</text:p>
          </table:table-cell>
          <table:table-cell office:value-type="float" office:value="12.2626081856983" calcext:value-type="float">
            <text:p>12.2626081857</text:p>
          </table:table-cell>
          <table:table-cell table:formula="of:=LOG([.E7];10)" office:value-type="float" office:value="-2.40823996531185" calcext:value-type="float">
            <text:p>-2.4082399653</text:p>
          </table:table-cell>
          <table:table-cell table:formula="of:=LOG([.F7];10)" office:value-type="float" office:value="-3.54003004911984" calcext:value-type="float">
            <text:p>-3.5400300491</text:p>
          </table:table-cell>
          <table:table-cell table:formula="of:=LOG([.G7];10)" office:value-type="float" office:value="-4.48299769796752" calcext:value-type="float">
            <text:p>-4.482997698</text:p>
          </table:table-cell>
          <table:table-cell table:formula="of:=LOG([.H7];10)" office:value-type="float" office:value="-3.82637719275711" calcext:value-type="float">
            <text:p>-3.8263771928</text:p>
          </table:table-cell>
          <table:table-cell table:formula="of:=([.L7]-[.L6])/([.K7]-[.K6])" office:value-type="float" office:value="3.32475615371109" calcext:value-type="float">
            <text:p>3.32</text:p>
          </table:table-cell>
          <table:table-cell table:formula="of:=([.M7]-[.M6])/([.K7]-[.K6])" office:value-type="float" office:value="3.86205313119533" calcext:value-type="float">
            <text:p>3.86</text:p>
          </table:table-cell>
          <table:table-cell table:formula="of:=([.N7]-[.N6])/([.K7]-[.K6])" office:value-type="float" office:value="4.75421182310449" calcext:value-type="float">
            <text:p>4.75</text:p>
          </table:table-cell>
          <table:covered-table-cell table:number-columns-repeated="5"/>
        </table:table-row>
        <table:table-row table:style-name="ro1">
          <table:table-cell table:number-columns-repeated="17"/>
          <table:covered-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875" calcext:value-type="float">
            <text:p>1.875</text:p>
          </table:table-cell>
          <table:table-cell office:value-type="float" office:value="0.0208333333333" calcext:value-type="float">
            <text:p>0.0208333333</text:p>
          </table:table-cell>
          <table:table-cell office:value-type="float" office:value="0.005194174798" calcext:value-type="float">
            <text:p>0.0051941748</text:p>
          </table:table-cell>
          <table:table-cell office:value-type="float" office:value="0.0006151978272" calcext:value-type="float">
            <text:p>0.0006151978</text:p>
          </table:table-cell>
          <table:table-cell office:value-type="float" office:value="0.0010333150876" calcext:value-type="float">
            <text:p>0.0010333151</text:p>
          </table:table-cell>
          <table:table-cell office:value-type="float" office:value="12.2623015494371" calcext:value-type="float">
            <text:p>12.2623015494</text:p>
          </table:table-cell>
          <table:table-cell office:value-type="float" office:value="12.2612682343496" calcext:value-type="float">
            <text:p>12.2612682343</text:p>
          </table:table-cell>
          <table:table-cell table:formula="of:=LOG([.E9];10)" office:value-type="float" office:value="-1.68124123737628" calcext:value-type="float">
            <text:p>-1.6812412374</text:p>
          </table:table-cell>
          <table:table-cell table:formula="of:=LOG([.F9];10)" office:value-type="float" office:value="-2.2844834392794" calcext:value-type="float">
            <text:p>-2.2844834393</text:p>
          </table:table-cell>
          <table:table-cell table:formula="of:=LOG([.G9];10)" office:value-type="float" office:value="-3.21098520707645" calcext:value-type="float">
            <text:p>-3.2109852071</text:p>
          </table:table-cell>
          <table:table-cell table:formula="of:=LOG([.H9];10)" office:value-type="float" office:value="-2.98576722936081" calcext:value-type="float">
            <text:p>-2.9857672294</text:p>
          </table:table-cell>
          <table:table-cell table:number-columns-repeated="3"/>
          <table:covered-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428571" calcext:value-type="float">
            <text:p>1.428571</text:p>
          </table:table-cell>
          <table:table-cell office:value-type="float" office:value="0.015873015873" calcext:value-type="float">
            <text:p>0.0158730159</text:p>
          </table:table-cell>
          <table:table-cell office:value-type="float" office:value="0.0013384829241" calcext:value-type="float">
            <text:p>0.0013384829</text:p>
          </table:table-cell>
          <table:table-cell office:value-type="float" office:value="0.0001180943004" calcext:value-type="float">
            <text:p>0.0001180943</text:p>
          </table:table-cell>
          <table:table-cell office:value-type="float" office:value="0.0000863711396" calcext:value-type="float">
            <text:p>8.63711396E-005</text:p>
          </table:table-cell>
          <table:table-cell office:value-type="float" office:value="12.262675144732" calcext:value-type="float">
            <text:p>12.2626751447</text:p>
          </table:table-cell>
          <table:table-cell office:value-type="float" office:value="12.2625887735923" calcext:value-type="float">
            <text:p>12.2625887736</text:p>
          </table:table-cell>
          <table:table-cell table:formula="of:=LOG([.E10];10)" office:value-type="float" office:value="-1.79934054945402" calcext:value-type="float">
            <text:p>-1.7993405495</text:p>
          </table:table-cell>
          <table:table-cell table:formula="of:=LOG([.F10];10)" office:value-type="float" office:value="-2.87338716501978" calcext:value-type="float">
            <text:p>-2.873387165</text:p>
          </table:table-cell>
          <table:table-cell table:formula="of:=LOG([.G10];10)" office:value-type="float" office:value="-3.92777106228963" calcext:value-type="float">
            <text:p>-3.9277710623</text:p>
          </table:table-cell>
          <table:table-cell table:formula="of:=LOG([.H10];10)" office:value-type="float" office:value="-4.0636313501866" calcext:value-type="float">
            <text:p>-4.0636313502</text:p>
          </table:table-cell>
          <table:table-cell table:formula="of:=([.L10]-[.L9])/([.K10]-[.K9])" office:value-type="float" office:value="4.98651275252782" calcext:value-type="float">
            <text:p>4.99</text:p>
          </table:table-cell>
          <table:table-cell table:formula="of:=([.M10]-[.M9])/([.K10]-[.K9])" office:value-type="float" office:value="6.06934826801855" calcext:value-type="float">
            <text:p>6.07</text:p>
          </table:table-cell>
          <table:table-cell table:formula="of:=([.N10]-[.N9])/([.K10]-[.K9])" office:value-type="float" office:value="9.126760366871" calcext:value-type="float">
            <text:p>9.13</text:p>
          </table:table-cell>
          <table:covered-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104166666667" calcext:value-type="float">
            <text:p>0.0104166667</text:p>
          </table:table-cell>
          <table:table-cell office:value-type="float" office:value="0.0002073102304" calcext:value-type="float">
            <text:p>0.0002073102</text:p>
          </table:table-cell>
          <table:table-cell office:value-type="float" office:value="0.0000098905509" calcext:value-type="float">
            <text:p>9.8905509E-006</text:p>
          </table:table-cell>
          <table:table-cell office:value-type="float" office:value="0.0000020523042" calcext:value-type="float">
            <text:p>2.0523042E-006</text:p>
          </table:table-cell>
          <table:table-cell office:value-type="float" office:value="12.2627596238924" calcext:value-type="float">
            <text:p>12.2627596239</text:p>
          </table:table-cell>
          <table:table-cell office:value-type="float" office:value="12.2627575715882" calcext:value-type="float">
            <text:p>12.2627575716</text:p>
          </table:table-cell>
          <table:table-cell table:formula="of:=LOG([.E11];10)" office:value-type="float" office:value="-1.98227123303818" calcext:value-type="float">
            <text:p>-1.982271233</text:p>
          </table:table-cell>
          <table:table-cell table:formula="of:=LOG([.F11];10)" office:value-type="float" office:value="-3.68337926569852" calcext:value-type="float">
            <text:p>-3.6833792657</text:p>
          </table:table-cell>
          <table:table-cell table:formula="of:=LOG([.G11];10)" office:value-type="float" office:value="-5.00477951768828" calcext:value-type="float">
            <text:p>-5.0047795177</text:p>
          </table:table-cell>
          <table:table-cell table:formula="of:=LOG([.H11];10)" office:value-type="float" office:value="-5.6877582660798" calcext:value-type="float">
            <text:p>-5.6877582661</text:p>
          </table:table-cell>
          <table:table-cell table:formula="of:=([.L11]-[.L10])/([.K11]-[.K10])" office:value-type="float" office:value="4.42786352080777" calcext:value-type="float">
            <text:p>4.43</text:p>
          </table:table-cell>
          <table:table-cell table:formula="of:=([.M11]-[.M10])/([.K11]-[.K10])" office:value-type="float" office:value="5.88752217122254" calcext:value-type="float">
            <text:p>5.89</text:p>
          </table:table-cell>
          <table:table-cell table:formula="of:=([.N11]-[.N10])/([.K11]-[.K10])" office:value-type="float" office:value="8.87837340391273" calcext:value-type="float">
            <text:p>8.88</text:p>
          </table:table-cell>
          <table:covered-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97674" calcext:value-type="float">
            <text:p>0.697674</text:p>
          </table:table-cell>
          <table:table-cell office:value-type="float" office:value="0.0077519379845" calcext:value-type="float">
            <text:p>0.007751938</text:p>
          </table:table-cell>
          <table:table-cell office:value-type="float" office:value="0.000060670304" calcext:value-type="float">
            <text:p>6.0670304E-005</text:p>
          </table:table-cell>
          <table:table-cell office:value-type="float" office:value="0.0000018510381" calcext:value-type="float">
            <text:p>0.000001851</text:p>
          </table:table-cell>
          <table:table-cell office:value-type="float" office:value="0.0000001619008" calcext:value-type="float">
            <text:p>1.619008E-007</text:p>
          </table:table-cell>
          <table:table-cell office:value-type="float" office:value="12.262765759521" calcext:value-type="float">
            <text:p>12.2627657595</text:p>
          </table:table-cell>
          <table:table-cell office:value-type="float" office:value="12.2627655976202" calcext:value-type="float">
            <text:p>12.2627655976</text:p>
          </table:table-cell>
          <table:table-cell table:formula="of:=LOG([.E12];10)" office:value-type="float" office:value="-2.11058971029903" calcext:value-type="float">
            <text:p>-2.1105897103</text:p>
          </table:table-cell>
          <table:table-cell table:formula="of:=LOG([.F12];10)" office:value-type="float" office:value="-4.21702382893609" calcext:value-type="float">
            <text:p>-4.2170238289</text:p>
          </table:table-cell>
          <table:table-cell table:formula="of:=LOG([.G12];10)" office:value-type="float" office:value="-5.73258464205235" calcext:value-type="float">
            <text:p>-5.7325846421</text:p>
          </table:table-cell>
          <table:table-cell table:formula="of:=LOG([.H12];10)" office:value-type="float" office:value="-6.79075100526314" calcext:value-type="float">
            <text:p>-6.7907510053</text:p>
          </table:table-cell>
          <table:table-cell table:formula="of:=([.L12]-[.L11])/([.K12]-[.K11])" office:value-type="float" office:value="4.15875074758522" calcext:value-type="float">
            <text:p>4.16</text:p>
          </table:table-cell>
          <table:table-cell table:formula="of:=([.M12]-[.M11])/([.K12]-[.K11])" office:value-type="float" office:value="5.6718653455071" calcext:value-type="float">
            <text:p>5.67</text:p>
          </table:table-cell>
          <table:table-cell table:formula="of:=([.N12]-[.N11])/([.K12]-[.K11])" office:value-type="float" office:value="8.59574367408606" calcext:value-type="float">
            <text:p>8.60</text:p>
          </table:table-cell>
          <table:covered-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0.0052083333333" calcext:value-type="float">
            <text:p>0.0052083333</text:p>
          </table:table-cell>
          <table:table-cell office:value-type="float" office:value="0.0000120375624" calcext:value-type="float">
            <text:p>1.20375624E-005</text:p>
          </table:table-cell>
          <table:table-cell office:value-type="float" office:value="0.0000002117644" calcext:value-type="float">
            <text:p>2.117644E-007</text:p>
          </table:table-cell>
          <table:table-cell office:value-type="float" office:value="0.000000008239" calcext:value-type="float">
            <text:p>8.239E-009</text:p>
          </table:table-cell>
          <table:table-cell office:value-type="float" office:value="12.2627669029915" calcext:value-type="float">
            <text:p>12.262766903</text:p>
          </table:table-cell>
          <table:table-cell office:value-type="float" office:value="12.2627668947524" calcext:value-type="float">
            <text:p>12.2627668948</text:p>
          </table:table-cell>
          <table:table-cell table:formula="of:=LOG([.E13];10)" office:value-type="float" office:value="-2.28330122870633" calcext:value-type="float">
            <text:p>-2.2833012287</text:p>
          </table:table-cell>
          <table:table-cell table:formula="of:=LOG([.F13];10)" office:value-type="float" office:value="-4.91946144857724" calcext:value-type="float">
            <text:p>-4.9194614486</text:p>
          </table:table-cell>
          <table:table-cell table:formula="of:=LOG([.G13];10)" office:value-type="float" office:value="-6.67414704792569" calcext:value-type="float">
            <text:p>-6.6741470479</text:p>
          </table:table-cell>
          <table:table-cell table:formula="of:=LOG([.H13];10)" office:value-type="float" office:value="-8.08412549714231" calcext:value-type="float">
            <text:p>-8.0841254971</text:p>
          </table:table-cell>
          <table:table-cell table:formula="of:=([.L13]-[.L12])/([.K13]-[.K12])" office:value-type="float" office:value="4.06711507210897" calcext:value-type="float">
            <text:p>4.07</text:p>
          </table:table-cell>
          <table:table-cell table:formula="of:=([.M13]-[.M12])/([.K13]-[.K12])" office:value-type="float" office:value="5.45164801141345" calcext:value-type="float">
            <text:p>5.45</text:p>
          </table:table-cell>
          <table:table-cell table:formula="of:=([.N13]-[.N12])/([.K13]-[.K12])" office:value-type="float" office:value="7.48864061764004" calcext:value-type="float">
            <text:p>7.49</text:p>
          </table:table-cell>
          <table:covered-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52941" calcext:value-type="float">
            <text:p>0.352941</text:p>
          </table:table-cell>
          <table:table-cell office:value-type="float" office:value="0.0039215686275" calcext:value-type="float">
            <text:p>0.0039215686</text:p>
          </table:table-cell>
          <table:table-cell office:value-type="float" office:value="0.0000038374718" calcext:value-type="float">
            <text:p>3.8374718E-006</text:p>
          </table:table-cell>
          <table:table-cell office:value-type="float" office:value="0.0000000505862" calcext:value-type="float">
            <text:p>5.05862E-008</text:p>
          </table:table-cell>
          <table:table-cell office:value-type="float" office:value="0.0000000025846" calcext:value-type="float">
            <text:p>2.5846E-009</text:p>
          </table:table-cell>
          <table:table-cell office:value-type="float" office:value="12.2627669978953" calcext:value-type="float">
            <text:p>12.2627669979</text:p>
          </table:table-cell>
          <table:table-cell office:value-type="float" office:value="12.2627669953107" calcext:value-type="float">
            <text:p>12.2627669953</text:p>
          </table:table-cell>
          <table:table-cell table:formula="of:=LOG([.E14];10)" office:value-type="float" office:value="-2.40654018042853" calcext:value-type="float">
            <text:p>-2.4065401804</text:p>
          </table:table-cell>
          <table:table-cell table:formula="of:=LOG([.F14];10)" office:value-type="float" office:value="-5.41595480295434" calcext:value-type="float">
            <text:p>-5.415954803</text:p>
          </table:table-cell>
          <table:table-cell table:formula="of:=LOG([.G14];10)" office:value-type="float" office:value="-7.2959679432642" calcext:value-type="float">
            <text:p>-7.2959679433</text:p>
          </table:table-cell>
          <table:table-cell table:formula="of:=LOG([.H14];10)" office:value-type="float" office:value="-8.58760666001089" calcext:value-type="float">
            <text:p>-8.58760666</text:p>
          </table:table-cell>
          <table:table-cell table:formula="of:=([.L14]-[.L13])/([.K14]-[.K13])" office:value-type="float" office:value="4.02870478398974" calcext:value-type="float">
            <text:p>4.03</text:p>
          </table:table-cell>
          <table:table-cell table:formula="of:=([.M14]-[.M13])/([.K14]-[.K13])" office:value-type="float" office:value="5.04565226049795" calcext:value-type="float">
            <text:p>5.05</text:p>
          </table:table-cell>
          <table:table-cell table:formula="of:=([.N14]-[.N13])/([.K14]-[.K13])" office:value-type="float" office:value="4.08540608170309" calcext:value-type="float">
            <text:p>4.09</text:p>
          </table:table-cell>
          <table:covered-table-cell table:number-columns-repeated="5"/>
        </table:table-row>
        <table:table-row table:style-name="ro1">
          <table:table-cell table:number-columns-repeated="17"/>
          <table:covered-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208333333333" calcext:value-type="float">
            <text:p>0.0208333333</text:p>
          </table:table-cell>
          <table:table-cell office:value-type="float" office:value="0.0006460502196" calcext:value-type="float">
            <text:p>0.0006460502</text:p>
          </table:table-cell>
          <table:table-cell office:value-type="float" office:value="0.0000294059594" calcext:value-type="float">
            <text:p>0.000029406</text:p>
          </table:table-cell>
          <table:table-cell office:value-type="float" office:value="0.0002050975455" calcext:value-type="float">
            <text:p>0.0002050975</text:p>
          </table:table-cell>
          <table:table-cell office:value-type="float" office:value="12.2627429845152" calcext:value-type="float">
            <text:p>12.2627429845</text:p>
          </table:table-cell>
          <table:table-cell office:value-type="float" office:value="12.2625378869698" calcext:value-type="float">
            <text:p>12.262537887</text:p>
          </table:table-cell>
          <table:table-cell table:formula="of:=LOG([.E16];10)" office:value-type="float" office:value="-1.68124123737628" calcext:value-type="float">
            <text:p>-1.6812412374</text:p>
          </table:table-cell>
          <table:table-cell table:formula="of:=LOG([.F16];10)" office:value-type="float" office:value="-3.18973372155994" calcext:value-type="float">
            <text:p>-3.1897337216</text:p>
          </table:table-cell>
          <table:table-cell table:formula="of:=LOG([.G16];10)" office:value-type="float" office:value="-4.53156464672177" calcext:value-type="float">
            <text:p>-4.5315646467</text:p>
          </table:table-cell>
          <table:table-cell table:formula="of:=LOG([.H16];10)" office:value-type="float" office:value="-3.68803953700942" calcext:value-type="float">
            <text:p>-3.688039537</text:p>
          </table:table-cell>
          <table:table-cell table:number-columns-repeated="3"/>
          <table:covered-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875" calcext:value-type="float">
            <text:p>1.8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00162201458" calcext:value-type="float">
            <text:p>0.0001622015</text:p>
          </table:table-cell>
          <table:table-cell office:value-type="float" office:value="0.0000064862629" calcext:value-type="float">
            <text:p>6.4862629E-006</text:p>
          </table:table-cell>
          <table:table-cell office:value-type="float" office:value="0.0000248647832" calcext:value-type="float">
            <text:p>2.48647832E-005</text:p>
          </table:table-cell>
          <table:table-cell office:value-type="float" office:value="12.2627645129711" calcext:value-type="float">
            <text:p>12.262764513</text:p>
          </table:table-cell>
          <table:table-cell office:value-type="float" office:value="12.2627396481879" calcext:value-type="float">
            <text:p>12.2627396482</text:p>
          </table:table-cell>
          <table:table-cell table:formula="of:=LOG([.E17];10)" office:value-type="float" office:value="-1.80617997398389" calcext:value-type="float">
            <text:p>-1.806179974</text:p>
          </table:table-cell>
          <table:table-cell table:formula="of:=LOG([.F17];10)" office:value-type="float" office:value="-3.78994524631161" calcext:value-type="float">
            <text:p>-3.7899452463</text:p>
          </table:table-cell>
          <table:table-cell table:formula="of:=LOG([.G17];10)" office:value-type="float" office:value="-5.18800545256323" calcext:value-type="float">
            <text:p>-5.1880054526</text:p>
          </table:table-cell>
          <table:table-cell table:formula="of:=LOG([.H17];10)" office:value-type="float" office:value="-4.60441532309792" calcext:value-type="float">
            <text:p>-4.6044153231</text:p>
          </table:table-cell>
          <table:table-cell table:formula="of:=([.L17]-[.L16])/([.K17]-[.K16])" office:value-type="float" office:value="4.8040466955958" calcext:value-type="float">
            <text:p>4.80</text:p>
          </table:table-cell>
          <table:table-cell table:formula="of:=([.M17]-[.M16])/([.K17]-[.K16])" office:value-type="float" office:value="5.25410151939626" calcext:value-type="float">
            <text:p>5.25</text:p>
          </table:table-cell>
          <table:table-cell table:formula="of:=([.N17]-[.N16])/([.K17]-[.K16])" office:value-type="float" office:value="7.3346010290352" calcext:value-type="float">
            <text:p>7.33</text:p>
          </table:table-cell>
          <table:covered-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0104166666667" calcext:value-type="float">
            <text:p>0.0104166667</text:p>
          </table:table-cell>
          <table:table-cell office:value-type="float" office:value="0.0000242424235" calcext:value-type="float">
            <text:p>2.42424235E-005</text:p>
          </table:table-cell>
          <table:table-cell office:value-type="float" office:value="0.0000010751974" calcext:value-type="float">
            <text:p>1.0751974E-006</text:p>
          </table:table-cell>
          <table:table-cell office:value-type="float" office:value="0.0000015455285" calcext:value-type="float">
            <text:p>1.5455285E-006</text:p>
          </table:table-cell>
          <table:table-cell office:value-type="float" office:value="12.2627669186976" calcext:value-type="float">
            <text:p>12.2627669187</text:p>
          </table:table-cell>
          <table:table-cell office:value-type="float" office:value="12.2627653731691" calcext:value-type="float">
            <text:p>12.2627653732</text:p>
          </table:table-cell>
          <table:table-cell table:formula="of:=LOG([.E18];10)" office:value-type="float" office:value="-1.98227123303818" calcext:value-type="float">
            <text:p>-1.982271233</text:p>
          </table:table-cell>
          <table:table-cell table:formula="of:=LOG([.F18];10)" office:value-type="float" office:value="-4.61542396618621" calcext:value-type="float">
            <text:p>-4.6154239662</text:p>
          </table:table-cell>
          <table:table-cell table:formula="of:=LOG([.G18];10)" office:value-type="float" office:value="-5.96851179448279" calcext:value-type="float">
            <text:p>-5.9685117945</text:p>
          </table:table-cell>
          <table:table-cell table:formula="of:=LOG([.H18];10)" office:value-type="float" office:value="-5.81092298200888" calcext:value-type="float">
            <text:p>-5.810922982</text:p>
          </table:table-cell>
          <table:table-cell table:formula="of:=([.L18]-[.L17])/([.K18]-[.K17])" office:value-type="float" office:value="4.68778929918429" calcext:value-type="float">
            <text:p>4.69</text:p>
          </table:table-cell>
          <table:table-cell table:formula="of:=([.M18]-[.M17])/([.K18]-[.K17])" office:value-type="float" office:value="4.43239684985677" calcext:value-type="float">
            <text:p>4.43</text:p>
          </table:table-cell>
          <table:table-cell table:formula="of:=([.N18]-[.N17])/([.K18]-[.K17])" office:value-type="float" office:value="6.85160447707959" calcext:value-type="float">
            <text:p>6.85</text:p>
          </table:table-cell>
          <table:covered-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000062972082" calcext:value-type="float">
            <text:p>6.2972082E-006</text:p>
          </table:table-cell>
          <table:table-cell office:value-type="float" office:value="0.000000334442" calcext:value-type="float">
            <text:p>3.34442E-007</text:p>
          </table:table-cell>
          <table:table-cell office:value-type="float" office:value="0.0000002656364" calcext:value-type="float">
            <text:p>2.656364E-007</text:p>
          </table:table-cell>
          <table:table-cell office:value-type="float" office:value="12.2627670089243" calcext:value-type="float">
            <text:p>12.2627670089</text:p>
          </table:table-cell>
          <table:table-cell office:value-type="float" office:value="12.2627667432879" calcext:value-type="float">
            <text:p>12.2627667433</text:p>
          </table:table-cell>
          <table:table-cell table:formula="of:=LOG([.E19];10)" office:value-type="float" office:value="-2.10720996964787" calcext:value-type="float">
            <text:p>-2.1072099696</text:p>
          </table:table-cell>
          <table:table-cell table:formula="of:=LOG([.F19];10)" office:value-type="float" office:value="-5.20085194769899" calcext:value-type="float">
            <text:p>-5.2008519477</text:p>
          </table:table-cell>
          <table:table-cell table:formula="of:=LOG([.G19];10)" office:value-type="float" office:value="-6.47567918810246" calcext:value-type="float">
            <text:p>-6.4756791881</text:p>
          </table:table-cell>
          <table:table-cell table:formula="of:=LOG([.H19];10)" office:value-type="float" office:value="-6.57571241410828" calcext:value-type="float">
            <text:p>-6.5757124141</text:p>
          </table:table-cell>
          <table:table-cell table:formula="of:=([.L19]-[.L18])/([.K19]-[.K18])" office:value-type="float" office:value="4.68572035702317" calcext:value-type="float">
            <text:p>4.69</text:p>
          </table:table-cell>
          <table:table-cell table:formula="of:=([.M19]-[.M18])/([.K19]-[.K18])" office:value-type="float" office:value="4.05932865484365" calcext:value-type="float">
            <text:p>4.06</text:p>
          </table:table-cell>
          <table:table-cell table:formula="of:=([.N19]-[.N18])/([.K19]-[.K18])" office:value-type="float" office:value="6.12131555714867" calcext:value-type="float">
            <text:p>6.12</text:p>
          </table:table-cell>
          <table:covered-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0.0052083333333" calcext:value-type="float">
            <text:p>0.0052083333</text:p>
          </table:table-cell>
          <table:table-cell office:value-type="float" office:value="0.0000009305315" calcext:value-type="float">
            <text:p>9.305315E-007</text:p>
          </table:table-cell>
          <table:table-cell office:value-type="float" office:value="0.0000000676165" calcext:value-type="float">
            <text:p>6.76165E-008</text:p>
          </table:table-cell>
          <table:table-cell office:value-type="float" office:value="0.0000000293679" calcext:value-type="float">
            <text:p>2.93679E-008</text:p>
          </table:table-cell>
          <table:table-cell office:value-type="float" office:value="12.2627670186632" calcext:value-type="float">
            <text:p>12.2627670187</text:p>
          </table:table-cell>
          <table:table-cell office:value-type="float" office:value="12.2627669892953" calcext:value-type="float">
            <text:p>12.2627669893</text:p>
          </table:table-cell>
          <table:table-cell table:formula="of:=LOG([.E20];10)" office:value-type="float" office:value="-2.28330122870633" calcext:value-type="float">
            <text:p>-2.2833012287</text:p>
          </table:table-cell>
          <table:table-cell table:formula="of:=LOG([.F20];10)" office:value-type="float" office:value="-6.03126892071201" calcext:value-type="float">
            <text:p>-6.0312689207</text:p>
          </table:table-cell>
          <table:table-cell table:formula="of:=LOG([.G20];10)" office:value-type="float" office:value="-7.16994731316247" calcext:value-type="float">
            <text:p>-7.1699473132</text:p>
          </table:table-cell>
          <table:table-cell table:formula="of:=LOG([.H20];10)" office:value-type="float" office:value="-7.53212710730828" calcext:value-type="float">
            <text:p>-7.5321271073</text:p>
          </table:table-cell>
          <table:table-cell table:formula="of:=([.L20]-[.L19])/([.K20]-[.K19])" office:value-type="float" office:value="4.7158330143879" calcext:value-type="float">
            <text:p>4.72</text:p>
          </table:table-cell>
          <table:table-cell table:formula="of:=([.M20]-[.M19])/([.K20]-[.K19])" office:value-type="float" office:value="3.94266091782284" calcext:value-type="float">
            <text:p>3.94</text:p>
          </table:table-cell>
          <table:table-cell table:formula="of:=([.N20]-[.N19])/([.K20]-[.K19])" office:value-type="float" office:value="5.43135813960239" calcext:value-type="float">
            <text:p>5.43</text:p>
          </table:table-cell>
          <table:covered-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0000002395309" calcext:value-type="float">
            <text:p>2.395309E-007</text:p>
          </table:table-cell>
          <table:table-cell office:value-type="float" office:value="0.000000021405" calcext:value-type="float">
            <text:p>2.1405E-008</text:p>
          </table:table-cell>
          <table:table-cell office:value-type="float" office:value="0.0000000066457" calcext:value-type="float">
            <text:p>6.6457E-009</text:p>
          </table:table-cell>
          <table:table-cell office:value-type="float" office:value="12.2627670190205" calcext:value-type="float">
            <text:p>12.262767019</text:p>
          </table:table-cell>
          <table:table-cell office:value-type="float" office:value="12.2627670123748" calcext:value-type="float">
            <text:p>12.2627670124</text:p>
          </table:table-cell>
          <table:table-cell table:formula="of:=LOG([.E21];10)" office:value-type="float" office:value="-2.40823996531185" calcext:value-type="float">
            <text:p>-2.4082399653</text:p>
          </table:table-cell>
          <table:table-cell table:formula="of:=LOG([.F21];10)" office:value-type="float" office:value="-6.62063845371552" calcext:value-type="float">
            <text:p>-6.6206384537</text:p>
          </table:table-cell>
          <table:table-cell table:formula="of:=LOG([.G21];10)" office:value-type="float" office:value="-7.66948476782967" calcext:value-type="float">
            <text:p>-7.6694847678</text:p>
          </table:table-cell>
          <table:table-cell table:formula="of:=LOG([.H21];10)" office:value-type="float" office:value="-8.17745926752394" calcext:value-type="float">
            <text:p>-8.1774592675</text:p>
          </table:table-cell>
          <table:table-cell table:formula="of:=([.L21]-[.L20])/([.K21]-[.K20])" office:value-type="float" office:value="4.71726823094405" calcext:value-type="float">
            <text:p>4.72</text:p>
          </table:table-cell>
          <table:table-cell table:formula="of:=([.M21]-[.M20])/([.K21]-[.K20])" office:value-type="float" office:value="3.99825921278866" calcext:value-type="float">
            <text:p>4.00</text:p>
          </table:table-cell>
          <table:table-cell table:formula="of:=([.N21]-[.N20])/([.K21]-[.K20])" office:value-type="float" office:value="5.1651887777065" calcext:value-type="float">
            <text:p>5.17</text:p>
          </table:table-cell>
          <table:covered-table-cell table:number-columns-repeated="5"/>
        </table:table-row>
        <table:table-row table:style-name="ro1">
          <table:table-cell table:number-columns-repeated="17"/>
          <table:covered-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.333333" calcext:value-type="float">
            <text:p>3.333333</text:p>
          </table:table-cell>
          <table:table-cell office:value-type="float" office:value="0.0222222222222" calcext:value-type="float">
            <text:p>0.0222222222</text:p>
          </table:table-cell>
          <table:table-cell office:value-type="float" office:value="0.000324673056" calcext:value-type="float">
            <text:p>0.0003246731</text:p>
          </table:table-cell>
          <table:table-cell office:value-type="float" office:value="0.0000165112234" calcext:value-type="float">
            <text:p>1.65112234E-005</text:p>
          </table:table-cell>
          <table:table-cell office:value-type="float" office:value="0.0000415413472" calcext:value-type="float">
            <text:p>4.15413472E-005</text:p>
          </table:table-cell>
          <table:table-cell office:value-type="float" office:value="12.2627635468934" calcext:value-type="float">
            <text:p>12.2627635469</text:p>
          </table:table-cell>
          <table:table-cell office:value-type="float" office:value="12.2627220055462" calcext:value-type="float">
            <text:p>12.2627220055</text:p>
          </table:table-cell>
          <table:table-cell table:formula="of:=LOG([.E23];10)" office:value-type="float" office:value="-1.65321251377578" calcext:value-type="float">
            <text:p>-1.6532125138</text:p>
          </table:table-cell>
          <table:table-cell table:formula="of:=LOG([.F23];10)" office:value-type="float" office:value="-3.48855375115242" calcext:value-type="float">
            <text:p>-3.4885537512</text:p>
          </table:table-cell>
          <table:table-cell table:formula="of:=LOG([.G23];10)" office:value-type="float" office:value="-4.78222074647163" calcext:value-type="float">
            <text:p>-4.7822207465</text:p>
          </table:table-cell>
          <table:table-cell table:formula="of:=LOG([.H23];10)" office:value-type="float" office:value="-4.38151942325497" calcext:value-type="float">
            <text:p>-4.3815194233</text:p>
          </table:table-cell>
          <table:table-cell table:number-columns-repeated="3"/>
          <table:covered-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166666666667" calcext:value-type="float">
            <text:p>0.0166666667</text:p>
          </table:table-cell>
          <table:table-cell office:value-type="float" office:value="0.000056966249" calcext:value-type="float">
            <text:p>5.6966249E-005</text:p>
          </table:table-cell>
          <table:table-cell office:value-type="float" office:value="0.0000051691484" calcext:value-type="float">
            <text:p>5.1691484E-006</text:p>
          </table:table-cell>
          <table:table-cell office:value-type="float" office:value="0.0000066887423" calcext:value-type="float">
            <text:p>6.6887423E-006</text:p>
          </table:table-cell>
          <table:table-cell office:value-type="float" office:value="12.2627668251214" calcext:value-type="float">
            <text:p>12.2627668251</text:p>
          </table:table-cell>
          <table:table-cell office:value-type="float" office:value="12.2627601363792" calcext:value-type="float">
            <text:p>12.2627601364</text:p>
          </table:table-cell>
          <table:table-cell table:formula="of:=LOG([.E24];10)" office:value-type="float" office:value="-1.77815125038277" calcext:value-type="float">
            <text:p>-1.7781512504</text:p>
          </table:table-cell>
          <table:table-cell table:formula="of:=LOG([.F24];10)" office:value-type="float" office:value="-4.24438237615914" calcext:value-type="float">
            <text:p>-4.2443823762</text:p>
          </table:table-cell>
          <table:table-cell table:formula="of:=LOG([.G24];10)" office:value-type="float" office:value="-5.28658099958391" calcext:value-type="float">
            <text:p>-5.2865809996</text:p>
          </table:table-cell>
          <table:table-cell table:formula="of:=LOG([.H24];10)" office:value-type="float" office:value="-5.17465553597201" calcext:value-type="float">
            <text:p>-5.174655536</text:p>
          </table:table-cell>
          <table:table-cell table:formula="of:=([.L24]-[.L23])/([.K24]-[.K23])" office:value-type="float" office:value="6.04959394926671" calcext:value-type="float">
            <text:p>6.05</text:p>
          </table:table-cell>
          <table:table-cell table:formula="of:=([.M24]-[.M23])/([.K24]-[.K23])" office:value-type="float" office:value="4.0368605190781" calcext:value-type="float">
            <text:p>4.04</text:p>
          </table:table-cell>
          <table:table-cell table:formula="of:=([.N24]-[.N23])/([.K24]-[.K23])" office:value-type="float" office:value="6.348200200006" calcext:value-type="float">
            <text:p>6.35</text:p>
          </table:table-cell>
          <table:covered-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49747581" calcext:value-type="float">
            <text:p>4.9747581E-006</text:p>
          </table:table-cell>
          <table:table-cell office:value-type="float" office:value="0.0000008078673" calcext:value-type="float">
            <text:p>8.078673E-007</text:p>
          </table:table-cell>
          <table:table-cell office:value-type="float" office:value="0.0000006128797" calcext:value-type="float">
            <text:p>6.128797E-007</text:p>
          </table:table-cell>
          <table:table-cell office:value-type="float" office:value="12.2627670178802" calcext:value-type="float">
            <text:p>12.2627670179</text:p>
          </table:table-cell>
          <table:table-cell office:value-type="float" office:value="12.2627664050005" calcext:value-type="float">
            <text:p>12.262766405</text:p>
          </table:table-cell>
          <table:table-cell table:formula="of:=LOG([.E25];10)" office:value-type="float" office:value="-2" calcext:value-type="float">
            <text:p>-2</text:p>
          </table:table-cell>
          <table:table-cell table:formula="of:=LOG([.F25];10)" office:value-type="float" office:value="-5.30322803218244" calcext:value-type="float">
            <text:p>-5.3032280322</text:p>
          </table:table-cell>
          <table:table-cell table:formula="of:=LOG([.G25];10)" office:value-type="float" office:value="-6.09265997042678" calcext:value-type="float">
            <text:p>-6.0926599704</text:p>
          </table:table-cell>
          <table:table-cell table:formula="of:=LOG([.H25];10)" office:value-type="float" office:value="-6.21262476325221" calcext:value-type="float">
            <text:p>-6.2126247633</text:p>
          </table:table-cell>
          <table:table-cell table:formula="of:=([.L25]-[.L24])/([.K25]-[.K24])" office:value-type="float" office:value="4.7728267923539" calcext:value-type="float">
            <text:p>4.77</text:p>
          </table:table-cell>
          <table:table-cell table:formula="of:=([.M25]-[.M24])/([.K25]-[.K24])" office:value-type="float" office:value="3.63346186189315" calcext:value-type="float">
            <text:p>3.63</text:p>
          </table:table-cell>
          <table:table-cell table:formula="of:=([.N25]-[.N24])/([.K25]-[.K24])" office:value-type="float" office:value="4.67872471253998" calcext:value-type="float">
            <text:p>4.68</text:p>
          </table:table-cell>
          <table:covered-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00018252136" calcext:value-type="float">
            <text:p>1.8252136E-006</text:p>
          </table:table-cell>
          <table:table-cell office:value-type="float" office:value="0.0000003138151" calcext:value-type="float">
            <text:p>3.138151E-007</text:p>
          </table:table-cell>
          <table:table-cell office:value-type="float" office:value="0.0000001894631" calcext:value-type="float">
            <text:p>1.894631E-007</text:p>
          </table:table-cell>
          <table:table-cell office:value-type="float" office:value="12.262767018931" calcext:value-type="float">
            <text:p>12.2627670189</text:p>
          </table:table-cell>
          <table:table-cell office:value-type="float" office:value="12.2627668294679" calcext:value-type="float">
            <text:p>12.2627668295</text:p>
          </table:table-cell>
          <table:table-cell table:formula="of:=LOG([.E26];10)" office:value-type="float" office:value="-2.09691001300806" calcext:value-type="float">
            <text:p>-2.096910013</text:p>
          </table:table-cell>
          <table:table-cell table:formula="of:=LOG([.F26];10)" office:value-type="float" office:value="-5.73868630387979" calcext:value-type="float">
            <text:p>-5.7386863039</text:p>
          </table:table-cell>
          <table:table-cell table:formula="of:=LOG([.G26];10)" office:value-type="float" office:value="-6.50332616307891" calcext:value-type="float">
            <text:p>-6.5033261631</text:p>
          </table:table-cell>
          <table:table-cell table:formula="of:=LOG([.H26];10)" office:value-type="float" office:value="-6.72247536103547" calcext:value-type="float">
            <text:p>-6.722475361</text:p>
          </table:table-cell>
          <table:table-cell table:formula="of:=([.L26]-[.L25])/([.K26]-[.K25])" office:value-type="float" office:value="4.49342909138962" calcext:value-type="float">
            <text:p>4.49</text:p>
          </table:table-cell>
          <table:table-cell table:formula="of:=([.M26]-[.M25])/([.K26]-[.K25])" office:value-type="float" office:value="4.23760331781184" calcext:value-type="float">
            <text:p>4.24</text:p>
          </table:table-cell>
          <table:table-cell table:formula="of:=([.N26]-[.N25])/([.K26]-[.K25])" office:value-type="float" office:value="5.261072431606" calcext:value-type="float">
            <text:p>5.26</text:p>
          </table:table-cell>
          <table:covered-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69231" calcext:value-type="float">
            <text:p>0.769231</text:p>
          </table:table-cell>
          <table:table-cell office:value-type="float" office:value="0.0051282051282" calcext:value-type="float">
            <text:p>0.0051282051</text:p>
          </table:table-cell>
          <table:table-cell office:value-type="float" office:value="0.0000003037192" calcext:value-type="float">
            <text:p>3.037192E-007</text:p>
          </table:table-cell>
          <table:table-cell office:value-type="float" office:value="0.0000000546165" calcext:value-type="float">
            <text:p>5.46165E-008</text:p>
          </table:table-cell>
          <table:table-cell office:value-type="float" office:value="0.0000000211307" calcext:value-type="float">
            <text:p>2.11307E-008</text:p>
          </table:table-cell>
          <table:table-cell office:value-type="float" office:value="12.262767019054" calcext:value-type="float">
            <text:p>12.2627670191</text:p>
          </table:table-cell>
          <table:table-cell office:value-type="float" office:value="12.2627669979233" calcext:value-type="float">
            <text:p>12.2627669979</text:p>
          </table:table-cell>
          <table:table-cell table:formula="of:=LOG([.E27];10)" office:value-type="float" office:value="-2.29003461136295" calcext:value-type="float">
            <text:p>-2.2900346114</text:p>
          </table:table-cell>
          <table:table-cell table:formula="of:=LOG([.F27];10)" office:value-type="float" office:value="-6.51752775272947" calcext:value-type="float">
            <text:p>-6.5175277527</text:p>
          </table:table-cell>
          <table:table-cell table:formula="of:=LOG([.G27];10)" office:value-type="float" office:value="-7.26267613428398" calcext:value-type="float">
            <text:p>-7.2626761343</text:p>
          </table:table-cell>
          <table:table-cell table:formula="of:=LOG([.H27];10)" office:value-type="float" office:value="-7.67508611576823" calcext:value-type="float">
            <text:p>-7.6750861158</text:p>
          </table:table-cell>
          <table:table-cell table:formula="of:=([.L27]-[.L26])/([.K27]-[.K26])" office:value-type="float" office:value="4.03284436826859" calcext:value-type="float">
            <text:p>4.03</text:p>
          </table:table-cell>
          <table:table-cell table:formula="of:=([.M27]-[.M26])/([.K27]-[.K26])" office:value-type="float" office:value="3.93191741328387" calcext:value-type="float">
            <text:p>3.93</text:p>
          </table:table-cell>
          <table:table-cell table:formula="of:=([.N27]-[.N26])/([.K27]-[.K26])" office:value-type="float" office:value="4.93262258069368" calcext:value-type="float">
            <text:p>4.93</text:p>
          </table:table-cell>
          <table:covered-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88235" calcext:value-type="float">
            <text:p>0.588235</text:p>
          </table:table-cell>
          <table:table-cell office:value-type="float" office:value="0.0039215686275" calcext:value-type="float">
            <text:p>0.0039215686</text:p>
          </table:table-cell>
          <table:table-cell office:value-type="float" office:value="0.000000106247" calcext:value-type="float">
            <text:p>1.06247E-007</text:p>
          </table:table-cell>
          <table:table-cell office:value-type="float" office:value="0.0000000192556" calcext:value-type="float">
            <text:p>1.92556E-008</text:p>
          </table:table-cell>
          <table:table-cell office:value-type="float" office:value="0.0000000057268" calcext:value-type="float">
            <text:p>5.7268E-009</text:p>
          </table:table-cell>
          <table:table-cell office:value-type="float" office:value="12.2627670190568" calcext:value-type="float">
            <text:p>12.2627670191</text:p>
          </table:table-cell>
          <table:table-cell office:value-type="float" office:value="12.2627670133301" calcext:value-type="float">
            <text:p>12.2627670133</text:p>
          </table:table-cell>
          <table:table-cell table:formula="of:=LOG([.E28];10)" office:value-type="float" office:value="-2.40654018042853" calcext:value-type="float">
            <text:p>-2.4065401804</text:p>
          </table:table-cell>
          <table:table-cell table:formula="of:=LOG([.F28];10)" office:value-type="float" office:value="-6.9736833238832" calcext:value-type="float">
            <text:p>-6.9736833239</text:p>
          </table:table-cell>
          <table:table-cell table:formula="of:=LOG([.G28];10)" office:value-type="float" office:value="-7.71544294431576" calcext:value-type="float">
            <text:p>-7.7154429443</text:p>
          </table:table-cell>
          <table:table-cell table:formula="of:=LOG([.H28];10)" office:value-type="float" office:value="-8.24208798371277" calcext:value-type="float">
            <text:p>-8.2420879837</text:p>
          </table:table-cell>
          <table:table-cell table:formula="of:=([.L28]-[.L27])/([.K28]-[.K27])" office:value-type="float" office:value="3.91531130067259" calcext:value-type="float">
            <text:p>3.92</text:p>
          </table:table-cell>
          <table:table-cell table:formula="of:=([.M28]-[.M27])/([.K28]-[.K27])" office:value-type="float" office:value="3.8862246128075" calcext:value-type="float">
            <text:p>3.89</text:p>
          </table:table-cell>
          <table:table-cell table:formula="of:=([.N28]-[.N27])/([.K28]-[.K27])" office:value-type="float" office:value="4.86673617829724" calcext:value-type="float">
            <text:p>4.87</text:p>
          </table:table-cell>
          <table:covered-table-cell table:number-columns-repeated="5"/>
        </table:table-row>
        <table:table-row table:style-name="ro1">
          <table:table-cell table:number-columns-repeated="17"/>
          <table:covered-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.75" calcext:value-type="float">
            <text:p>3.75</text:p>
          </table:table-cell>
          <table:table-cell office:value-type="float" office:value="0.0208333333333" calcext:value-type="float">
            <text:p>0.0208333333</text:p>
          </table:table-cell>
          <table:table-cell office:value-type="float" office:value="0.0000804050618" calcext:value-type="float">
            <text:p>8.04050618E-005</text:p>
          </table:table-cell>
          <table:table-cell office:value-type="float" office:value="0.0000107829129" calcext:value-type="float">
            <text:p>1.07829129E-005</text:p>
          </table:table-cell>
          <table:table-cell office:value-type="float" office:value="0.0000216287369" calcext:value-type="float">
            <text:p>2.16287369E-005</text:p>
          </table:table-cell>
          <table:table-cell office:value-type="float" office:value="12.2627669330178" calcext:value-type="float">
            <text:p>12.262766933</text:p>
          </table:table-cell>
          <table:table-cell office:value-type="float" office:value="12.2627453042809" calcext:value-type="float">
            <text:p>12.2627453043</text:p>
          </table:table-cell>
          <table:table-cell table:formula="of:=LOG([.E30];10)" office:value-type="float" office:value="-1.68124123737628" calcext:value-type="float">
            <text:p>-1.6812412374</text:p>
          </table:table-cell>
          <table:table-cell table:formula="of:=LOG([.F30];10)" office:value-type="float" office:value="-4.09471660992554" calcext:value-type="float">
            <text:p>-4.0947166099</text:p>
          </table:table-cell>
          <table:table-cell table:formula="of:=LOG([.G30];10)" office:value-type="float" office:value="-4.96726390283114" calcext:value-type="float">
            <text:p>-4.9672639028</text:p>
          </table:table-cell>
          <table:table-cell table:formula="of:=LOG([.H30];10)" office:value-type="float" office:value="-4.66496884225196" calcext:value-type="float">
            <text:p>-4.6649688423</text:p>
          </table:table-cell>
          <table:table-cell table:number-columns-repeated="3"/>
          <table:covered-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.727273" calcext:value-type="float">
            <text:p>2.727273</text:p>
          </table:table-cell>
          <table:table-cell office:value-type="float" office:value="0.0151515151515" calcext:value-type="float">
            <text:p>0.0151515152</text:p>
          </table:table-cell>
          <table:table-cell office:value-type="float" office:value="0.0000224776757" calcext:value-type="float">
            <text:p>2.24776757E-005</text:p>
          </table:table-cell>
          <table:table-cell office:value-type="float" office:value="0.0000035864493" calcext:value-type="float">
            <text:p>3.5864493E-006</text:p>
          </table:table-cell>
          <table:table-cell office:value-type="float" office:value="0.0000046347443" calcext:value-type="float">
            <text:p>4.6347443E-006</text:p>
          </table:table-cell>
          <table:table-cell office:value-type="float" office:value="12.2627670168172" calcext:value-type="float">
            <text:p>12.2627670168</text:p>
          </table:table-cell>
          <table:table-cell office:value-type="float" office:value="12.2627623820729" calcext:value-type="float">
            <text:p>12.2627623821</text:p>
          </table:table-cell>
          <table:table-cell table:formula="of:=LOG([.E31];10)" office:value-type="float" office:value="-1.8195439355423" calcext:value-type="float">
            <text:p>-1.8195439355</text:p>
          </table:table-cell>
          <table:table-cell table:formula="of:=LOG([.F31];10)" office:value-type="float" office:value="-4.64824859892382" calcext:value-type="float">
            <text:p>-4.6482485989</text:p>
          </table:table-cell>
          <table:table-cell table:formula="of:=LOG([.G31];10)" office:value-type="float" office:value="-5.4453353042084" calcext:value-type="float">
            <text:p>-5.4453353042</text:p>
          </table:table-cell>
          <table:table-cell table:formula="of:=LOG([.H31];10)" office:value-type="float" office:value="-5.33397422099354" calcext:value-type="float">
            <text:p>-5.333974221</text:p>
          </table:table-cell>
          <table:table-cell table:formula="of:=([.L31]-[.L30])/([.K31]-[.K30])" office:value-type="float" office:value="4.00232241553095" calcext:value-type="float">
            <text:p>4.00</text:p>
          </table:table-cell>
          <table:table-cell table:formula="of:=([.M31]-[.M30])/([.K31]-[.K30])" office:value-type="float" office:value="3.4567033594918" calcext:value-type="float">
            <text:p>3.46</text:p>
          </table:table-cell>
          <table:table-cell table:formula="of:=([.N31]-[.N30])/([.K31]-[.K30])" office:value-type="float" office:value="4.83725471457181" calcext:value-type="float">
            <text:p>4.84</text:p>
          </table:table-cell>
          <table:covered-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875" calcext:value-type="float">
            <text:p>1.875</text:p>
          </table:table-cell>
          <table:table-cell office:value-type="float" office:value="0.0104166666667" calcext:value-type="float">
            <text:p>0.0104166667</text:p>
          </table:table-cell>
          <table:table-cell office:value-type="float" office:value="0.0000046883795" calcext:value-type="float">
            <text:p>4.6883795E-006</text:p>
          </table:table-cell>
          <table:table-cell office:value-type="float" office:value="0.0000008062766" calcext:value-type="float">
            <text:p>8.062766E-007</text:p>
          </table:table-cell>
          <table:table-cell office:value-type="float" office:value="0.0000006565012" calcext:value-type="float">
            <text:p>6.565012E-007</text:p>
          </table:table-cell>
          <table:table-cell office:value-type="float" office:value="12.2627670190384" calcext:value-type="float">
            <text:p>12.262767019</text:p>
          </table:table-cell>
          <table:table-cell office:value-type="float" office:value="12.2627663625372" calcext:value-type="float">
            <text:p>12.2627663625</text:p>
          </table:table-cell>
          <table:table-cell table:formula="of:=LOG([.E32];10)" office:value-type="float" office:value="-1.98227123303818" calcext:value-type="float">
            <text:p>-1.982271233</text:p>
          </table:table-cell>
          <table:table-cell table:formula="of:=LOG([.F32];10)" office:value-type="float" office:value="-5.32897724168168" calcext:value-type="float">
            <text:p>-5.3289772417</text:p>
          </table:table-cell>
          <table:table-cell table:formula="of:=LOG([.G32];10)" office:value-type="float" office:value="-6.09351594424175" calcext:value-type="float">
            <text:p>-6.0935159442</text:p>
          </table:table-cell>
          <table:table-cell table:formula="of:=LOG([.H32];10)" office:value-type="float" office:value="-6.18276447573916" calcext:value-type="float">
            <text:p>-6.1827644757</text:p>
          </table:table-cell>
          <table:table-cell table:formula="of:=([.L32]-[.L31])/([.K32]-[.K31])" office:value-type="float" office:value="4.18324800591686" calcext:value-type="float">
            <text:p>4.18</text:p>
          </table:table-cell>
          <table:table-cell table:formula="of:=([.M32]-[.M31])/([.K32]-[.K31])" office:value-type="float" office:value="3.98323237716019" calcext:value-type="float">
            <text:p>3.98</text:p>
          </table:table-cell>
          <table:table-cell table:formula="of:=([.N32]-[.N31])/([.K32]-[.K31])" office:value-type="float" office:value="5.2160287045087" calcext:value-type="float">
            <text:p>5.22</text:p>
          </table:table-cell>
          <table:covered-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428571" calcext:value-type="float">
            <text:p>1.428571</text:p>
          </table:table-cell>
          <table:table-cell office:value-type="float" office:value="0.0079365079365" calcext:value-type="float">
            <text:p>0.0079365079</text:p>
          </table:table-cell>
          <table:table-cell office:value-type="float" office:value="0.0000015699001" calcext:value-type="float">
            <text:p>1.5699001E-006</text:p>
          </table:table-cell>
          <table:table-cell office:value-type="float" office:value="0.0000002770153" calcext:value-type="float">
            <text:p>0.000000277</text:p>
          </table:table-cell>
          <table:table-cell office:value-type="float" office:value="0.0000001680671" calcext:value-type="float">
            <text:p>1.680671E-007</text:p>
          </table:table-cell>
          <table:table-cell office:value-type="float" office:value="12.2627670190641" calcext:value-type="float">
            <text:p>12.2627670191</text:p>
          </table:table-cell>
          <table:table-cell office:value-type="float" office:value="12.262766850997" calcext:value-type="float">
            <text:p>12.262766851</text:p>
          </table:table-cell>
          <table:table-cell table:formula="of:=LOG([.E33];10)" office:value-type="float" office:value="-2.100370545118" calcext:value-type="float">
            <text:p>-2.1003705451</text:p>
          </table:table-cell>
          <table:table-cell table:formula="of:=LOG([.F33];10)" office:value-type="float" office:value="-5.80412798287684" calcext:value-type="float">
            <text:p>-5.8041279829</text:p>
          </table:table-cell>
          <table:table-cell table:formula="of:=LOG([.G33];10)" office:value-type="float" office:value="-6.55749624349125" calcext:value-type="float">
            <text:p>-6.5574962435</text:p>
          </table:table-cell>
          <table:table-cell table:formula="of:=LOG([.H33];10)" office:value-type="float" office:value="-6.77451729362101" calcext:value-type="float">
            <text:p>-6.7745172936</text:p>
          </table:table-cell>
          <table:table-cell table:formula="of:=([.L33]-[.L32])/([.K33]-[.K32])" office:value-type="float" office:value="4.02331506278402" calcext:value-type="float">
            <text:p>4.02</text:p>
          </table:table-cell>
          <table:table-cell table:formula="of:=([.M33]-[.M32])/([.K33]-[.K32])" office:value-type="float" office:value="3.92872990602953" calcext:value-type="float">
            <text:p>3.93</text:p>
          </table:table-cell>
          <table:table-cell table:formula="of:=([.N33]-[.N32])/([.K33]-[.K32])" office:value-type="float" office:value="5.01063729720887" calcext:value-type="float">
            <text:p>5.01</text:p>
          </table:table-cell>
          <table:covered-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052083333333" calcext:value-type="float">
            <text:p>0.0052083333</text:p>
          </table:table-cell>
          <table:table-cell office:value-type="float" office:value="0.0000002987839" calcext:value-type="float">
            <text:p>2.987839E-007</text:p>
          </table:table-cell>
          <table:table-cell office:value-type="float" office:value="0.0000000537635" calcext:value-type="float">
            <text:p>5.37635E-008</text:p>
          </table:table-cell>
          <table:table-cell office:value-type="float" office:value="0.0000000210089" calcext:value-type="float">
            <text:p>0.000000021</text:p>
          </table:table-cell>
          <table:table-cell office:value-type="float" office:value="12.2627670190656" calcext:value-type="float">
            <text:p>12.2627670191</text:p>
          </table:table-cell>
          <table:table-cell office:value-type="float" office:value="12.2627669980567" calcext:value-type="float">
            <text:p>12.2627669981</text:p>
          </table:table-cell>
          <table:table-cell table:formula="of:=LOG([.E34];10)" office:value-type="float" office:value="-2.28330122870633" calcext:value-type="float">
            <text:p>-2.2833012287</text:p>
          </table:table-cell>
          <table:table-cell table:formula="of:=LOG([.F34];10)" office:value-type="float" office:value="-6.52464280822726" calcext:value-type="float">
            <text:p>-6.5246428082</text:p>
          </table:table-cell>
          <table:table-cell table:formula="of:=LOG([.G34];10)" office:value-type="float" office:value="-7.26951246649425" calcext:value-type="float">
            <text:p>-7.2695124665</text:p>
          </table:table-cell>
          <table:table-cell table:formula="of:=LOG([.H34];10)" office:value-type="float" office:value="-7.67759668612029" calcext:value-type="float">
            <text:p>-7.6775966861</text:p>
          </table:table-cell>
          <table:table-cell table:formula="of:=([.L34]-[.L33])/([.K34]-[.K33])" office:value-type="float" office:value="3.93873138839774" calcext:value-type="float">
            <text:p>3.94</text:p>
          </table:table-cell>
          <table:table-cell table:formula="of:=([.M34]-[.M33])/([.K34]-[.K33])" office:value-type="float" office:value="3.89227334111603" calcext:value-type="float">
            <text:p>3.89</text:p>
          </table:table-cell>
          <table:table-cell table:formula="of:=([.N34]-[.N33])/([.K34]-[.K33])" office:value-type="float" office:value="4.93672999403193" calcext:value-type="float">
            <text:p>4.94</text:p>
          </table:table-cell>
          <table:covered-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697674" calcext:value-type="float">
            <text:p>0.697674</text:p>
          </table:table-cell>
          <table:table-cell office:value-type="float" office:value="0.0038759689922" calcext:value-type="float">
            <text:p>0.003875969</text:p>
          </table:table-cell>
          <table:table-cell office:value-type="float" office:value="0.0000000928468" calcext:value-type="float">
            <text:p>9.28468E-008</text:p>
          </table:table-cell>
          <table:table-cell office:value-type="float" office:value="0.0000000168159" calcext:value-type="float">
            <text:p>1.68159E-008</text:p>
          </table:table-cell>
          <table:table-cell office:value-type="float" office:value="0.0000000048658" calcext:value-type="float">
            <text:p>4.8658E-009</text:p>
          </table:table-cell>
          <table:table-cell office:value-type="float" office:value="12.2627670190657" calcext:value-type="float">
            <text:p>12.2627670191</text:p>
          </table:table-cell>
          <table:table-cell office:value-type="float" office:value="12.2627670141999" calcext:value-type="float">
            <text:p>12.2627670142</text:p>
          </table:table-cell>
          <table:table-cell table:formula="of:=LOG([.E35];10)" office:value-type="float" office:value="-2.41161970596861" calcext:value-type="float">
            <text:p>-2.411619706</text:p>
          </table:table-cell>
          <table:table-cell table:formula="of:=LOG([.F35];10)" office:value-type="float" office:value="-7.03223305978948" calcext:value-type="float">
            <text:p>-7.0322330598</text:p>
          </table:table-cell>
          <table:table-cell table:formula="of:=LOG([.G35];10)" office:value-type="float" office:value="-7.77427988395007" calcext:value-type="float">
            <text:p>-7.774279884</text:p>
          </table:table-cell>
          <table:table-cell table:formula="of:=LOG([.H35];10)" office:value-type="float" office:value="-8.31284574593571" calcext:value-type="float">
            <text:p>-8.3128457459</text:p>
          </table:table-cell>
          <table:table-cell table:formula="of:=([.L35]-[.L34])/([.K35]-[.K34])" office:value-type="float" office:value="3.95570663237133" calcext:value-type="float">
            <text:p>3.96</text:p>
          </table:table-cell>
          <table:table-cell table:formula="of:=([.M35]-[.M34])/([.K35]-[.K34])" office:value-type="float" office:value="3.93370797585185" calcext:value-type="float">
            <text:p>3.93</text:p>
          </table:table-cell>
          <table:table-cell table:formula="of:=([.N35]-[.N34])/([.K35]-[.K34])" office:value-type="float" office:value="4.95056575926279" calcext:value-type="float">
            <text:p>4.95</text:p>
          </table:table-cell>
          <table:covered-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15:29:27.027827656</meta:creation-date>
    <dc:date>2017-08-25T15:34:37.175328598</dc:date>
    <meta:editing-duration>PT16S</meta:editing-duration>
    <meta:editing-cycles>2</meta:editing-cycles>
    <meta:generator>LibreOffice/4.2.8.2$Linux_X86_64 LibreOffice_project/420m0$Build-2</meta:generator>
    <meta:document-statistic meta:table-count="1" meta:cell-count="513" meta:object-count="0"/>
  </office:meta>
</office:document-meta>
</file>